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B000003011D93B38CA71FDD46.png" manifest:media-type="image/png"/>
  <manifest:file-entry manifest:full-path="Pictures/10000001000002D700000196D86767D71ADFAAFA.png" manifest:media-type="image/png"/>
  <manifest:file-entry manifest:full-path="Pictures/10000001000002F0000002D95532EF6A9189521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ans1" svg:font-family="'Noto Sans'" style:font-adornments="Bold" style:font-family-generic="swiss" style:font-pitch="variable"/>
    <style:font-face style:name="Noto Sans2" svg:font-family="'Noto Sans'" style:font-family-generic="swiss" style:font-pitch="variable"/>
    <style:font-face style:name="Noto Serif CJK KR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색과_20_선이_20_없는_20_개체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ogress_5f_2-title">
      <style:graphic-properties draw:auto-grow-height="true" fo:min-height="4.466cm"/>
      <style:paragraph-properties style:writing-mode="lr-tb"/>
    </style:style>
    <style:style style:name="pr2" style:family="presentation" style:parent-style-name="Progress_5f_2-subtitle">
      <style:graphic-properties draw:fill-color="#ffffff" draw:auto-grow-height="true" fo:min-height="1.721cm"/>
      <style:paragraph-properties style:writing-mode="lr-tb"/>
    </style:style>
    <style:style style:name="pr3" style:family="presentation" style:parent-style-name="Progress_5f_2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2.65cm"/>
      <style:paragraph-properties style:writing-mode="lr-tb"/>
    </style:style>
    <style:style style:name="pr5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Standard_20_2-outline1">
      <style:graphic-properties fo:min-height="11.93cm"/>
      <style:paragraph-properties style:writing-mode="lr-tb"/>
    </style:style>
    <style:style style:name="pr7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end" fo:text-indent="0cm"/>
      <style:text-properties fo:font-size="22pt" style:font-size-asian="22pt" style:font-size-complex="22pt"/>
    </style:style>
    <style:style style:name="P2" style:family="paragraph">
      <style:text-properties fo:font-size="22pt" style:font-size-asian="22pt" style:font-size-complex="22pt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text-align="end"/>
    </style:style>
    <style:style style:name="P8" style:family="paragraph">
      <style:text-properties fo:font-size="50pt"/>
    </style:style>
    <style:style style:name="T1" style:family="text">
      <style:text-properties style:font-name="Noto Sans2" fo:font-size="22pt" style:text-underline-style="none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Progress_5f_2" presentation:presentation-page-layout-name="AL1T0" presentation:use-date-time-name="dtd1" xml:id="id1" draw:id="id1">
        <office:forms form:automatic-focus="false" form:apply-design-mode="false"/>
        <draw:frame presentation:style-name="pr1" draw:text-style-name="P2" draw:layer="layout" svg:width="25.007cm" svg:height="4.466cm" draw:transform="rotate (0.141371669411541) translate (1.113cm 9.079cm)" presentation:class="title" presentation:user-transformed="true">
          <draw:text-box>
            <text:p text:style-name="P1"><text:span text:style-name="T1">OpenCV API</text:span><text:span text:style-name="T1"><text:line-break/></text:span><text:span text:style-name="T1">기능 구현 프로젝트</text:span><text:span text:style-name="T1"><text:line-break/></text:span><text:span text:style-name="T1"><text:line-break/></text:span><text:span text:style-name="T1">천호진</text:span></text:p>
          </draw:text-box>
        </draw:frame>
        <draw:frame presentation:style-name="pr2" draw:text-style-name="P4" draw:layer="layout" svg:width="24.454cm" svg:height="1.721cm" draw:transform="rotate (0.140499004785544) translate (1.708cm 11.521cm)">
          <draw:text-box>
            <text:list text:style-name="L1">
              <text:list-header>
                <text:p text:style-name="P3"><text:author-name text:fixed="false"> </text:author-name></text:p>
              </text:list-header>
            </text:list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draw:style-name="gr2" draw:text-style-name="P6" draw:layer="layout" svg:width="12.5cm" svg:height="12.118cm" svg:x="1cm" svg:y="2.882cm">
          <draw:image xlink:href="Pictures/10000001000002F0000002D95532EF6A9189521E.png" xlink:type="simple" xlink:show="embed" xlink:actuate="onLoad" draw:mime-type="image/png">
            <text:p/>
          </draw:image>
        </draw:frame>
        <draw:frame presentation:style-name="pr4" draw:layer="layout" svg:width="25.005cm" svg:height="2.65cm" draw:transform="skewX (-2.80980493648851E-017) rotate (0.142244334037538) translate (0.196cm 1.974cm)" presentation:class="title" presentation:user-transformed="true">
          <draw:text-box>
            <text:p text:style-name="P7"><text:s/>Project1 code <text:s text:c="18"/></text:p>
          </draw:text-box>
        </draw:frame>
        <draw:frame draw:style-name="gr2" draw:text-style-name="P6" draw:layer="layout" svg:width="14.757cm" svg:height="8.241cm" svg:x="13cm" svg:y="4.597cm">
          <draw:image xlink:href="Pictures/10000001000002D700000196D86767D71ADFAAFA.png" xlink:type="simple" xlink:show="embed" xlink:actuate="onLoad" draw:mime-type="image/png">
            <text:p/>
          </draw:image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2T1" presentation:use-date-time-name="dtd1" xml:id="id3" draw:id="id3">
        <office:forms form:automatic-focus="false" form:apply-design-mode="false"/>
        <draw:frame presentation:style-name="pr4" draw:layer="layout" svg:width="25.005cm" svg:height="2.65cm" draw:transform="skewX (-2.80980493648851E-017) rotate (0.142244334037538) translate (0.196cm 1.974cm)" presentation:class="title" presentation:user-transformed="true">
          <draw:text-box>
            <text:p text:style-name="P7"><text:s/>Project2 code <text:s text:c="18"/></text:p>
          </draw:text-box>
        </draw:frame>
        <draw:frame draw:style-name="gr2" draw:text-style-name="P6" draw:layer="layout" svg:width="12cm" svg:height="12.906cm" svg:x="1cm" svg:y="2.5cm">
          <draw:image xlink:href="Pictures/10000001000002CB000003011D93B38CA71FDD46.png" xlink:type="simple" xlink:show="embed" xlink:actuate="onLoad" draw:mime-type="image/png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2" presentation:presentation-page-layout-name="AL2T1" presentation:use-date-time-name="dtd1" xml:id="id4" draw:id="id4">
        <office:forms form:automatic-focus="false" form:apply-design-mode="false"/>
        <draw:frame presentation:style-name="pr6" draw:text-style-name="P8" draw:layer="layout" svg:width="10cm" svg:height="2.5cm" svg:x="8.5cm" svg:y="8.5cm" presentation:class="outline" presentation:user-transformed="true">
          <draw:text-box>
            <text:list text:style-name="L3">
              <text:list-header>
                <text:p text:style-name="P8">Thank you</text:p>
              </text:list-header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ans Narrow1" svg:font-family="'Liberation Sans Narrow'" style:font-adornments="Regular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2" svg:font-family="'Liberation Sans'" style:font-family-generic="roman" style:font-pitch="variable"/>
    <style:font-face style:name="Liberation Sans3" svg:font-family="'Liberation Sans'" style:font-adornments="Bold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roman" style:font-pitch="variable"/>
    <style:font-face style:name="Noto Sans CJK KR1" svg:font-family="'Noto Sans CJK KR'" style:font-family-generic="system" style:font-pitch="variable"/>
    <style:font-face style:name="Noto Sans1" svg:font-family="'Noto Sans'" style:font-adornments="Bold" style:font-family-generic="swiss" style:font-pitch="variable"/>
    <style:font-face style:name="Noto Sans2" svg:font-family="'Noto Sans'" style:font-family-generic="swiss" style:font-pitch="variable"/>
    <style:font-face style:name="Noto Serif CJK KR" svg:font-family="'Noto Serif CJK K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2" fo:font-size="24pt" fo:language="en" fo:country="US" style:font-name-asian="Noto Serif CJK KR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999999" draw:marker-start-width="0.2cm" draw:marker-start-center="false" draw:marker-end-width="0.2cm" draw:marker-end-center="false" draw:fill="solid" draw:fill-color="#dddddd" draw:textarea-horizontal-align="justify" draw:auto-grow-height="false" fo:padding-top="0.125cm" fo:padding-bottom="0.125cm" fo:padding-left="0.25cm" fo:padding-right="0.25cm" fo:wrap-option="wrap" draw:shadow="hidden" draw:shadow-offset-x="0.07cm" draw:shadow-offset-y="0.07cm" draw:shadow-color="#eeee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color="#999999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fill="solid" draw:fill-color="#b2b2b2"/>
    </style:style>
    <style:style style:name="Accent_20_2" style:display-name="Accent 2" style:family="graphic" style:parent-style-name="Accent">
      <style:graphic-properties svg:stroke-color="#ffe994" draw:fill="solid" draw:fill-color="#cccccc"/>
    </style:style>
    <style:style style:name="Accent_20_3" style:display-name="Accent 3" style:family="graphic" style:parent-style-name="Accent"/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1" fo:font-family="'Liberation Sans Narrow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false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7cm" fo:text-align="center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75cm" fo:text-indent="0cm"/>
    </style:style>
    <style:style style:name="Progress_5f_2-outline6" style:display-name="Progress_2-outline6" style:family="presentation" style:parent-style-name="Progress_5f_2-outline5"/>
    <style:style style:name="Progress_5f_2-outline7" style:display-name="Progress_2-outline7" style:family="presentation" style:parent-style-name="Progress_5f_2-outline6"/>
    <style:style style:name="Progress_5f_2-outline8" style:display-name="Progress_2-outline8" style:family="presentation" style:parent-style-name="Progress_5f_2-outline7"/>
    <style:style style:name="Progress_5f_2-outline9" style:display-name="Progress_2-outline9" style:family="presentation" style:parent-style-name="Progress_5f_2-outline8"/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56pt" fo:font-style="normal" fo:text-shadow="none" style:text-underline-style="none" fo:font-weight="bold" style:letter-kerning="true" style:font-size-asian="56pt" style:font-style-asian="normal" style:font-weight-asian="bold" style:font-size-complex="56pt" style:font-style-complex="normal" style:font-weight-complex="bold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cm" fo:text-indent="0cm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75cm" fo:text-indent="0cm"/>
    </style:style>
    <style:style style:name="Standard_20_1-outline6" style:display-name="Standard 1-outline6" style:family="presentation" style:parent-style-name="Standard_20_1-outline5"/>
    <style:style style:name="Standard_20_1-outline7" style:display-name="Standard 1-outline7" style:family="presentation" style:parent-style-name="Standard_20_1-outline6"/>
    <style:style style:name="Standard_20_1-outline8" style:display-name="Standard 1-outline8" style:family="presentation" style:parent-style-name="Standard_20_1-outline7"/>
    <style:style style:name="Standard_20_1-outline9" style:display-name="Standard 1-outline9" style:family="presentation" style:parent-style-name="Standard_20_1-outline8"/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03cm" fo:text-align="justify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cm" fo:text-indent="0cm"/>
    </style:style>
    <style:style style:name="Standard-outline3" style:family="presentation" style:parent-style-name="Standard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cm" fo:margin-bottom="0.075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loext:opacity="0%" style:font-name="Liberation Sans1" fo:font-family="'Liberation Sans'" style:font-style-name="Regular" style:font-family-generic="swiss" style:font-pitch="variable" fo:font-size="14pt" fo:font-weight="normal" style:letter-kerning="true" style:font-size-asian="14pt" style:font-weight-asian="normal" style:font-size-complex="14pt" style:font-weight-complex="normal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align="justify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style-name="Regular" style:font-family-generic="swiss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3cm" fo:text-align="start" fo:text-indent="0cm"/>
      <style:text-properties fo:font-size="21pt" style:font-size-asian="21pt" style:font-size-complex="21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225cm" fo:text-indent="0cm"/>
      <style:text-properties fo:font-size="18pt" style:font-size-asian="18pt" style:font-size-complex="18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075cm" fo:text-indent="0cm"/>
    </style:style>
    <style:style style:name="Standard_20_2-outline6" style:display-name="Standard 2-outline6" style:family="presentation" style:parent-style-name="Standard_20_2-outline5"/>
    <style:style style:name="Standard_20_2-outline7" style:display-name="Standard 2-outline7" style:family="presentation" style:parent-style-name="Standard_20_2-outline6"/>
    <style:style style:name="Standard_20_2-outline8" style:display-name="Standard 2-outline8" style:family="presentation" style:parent-style-name="Standard_20_2-outline7"/>
    <style:style style:name="Standard_20_2-outline9" style:display-name="Standard 2-outline9" style:family="presentation" style:parent-style-name="Standard_20_2-outline8"/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3" fo:font-family="'Liberation Sans'" style:font-style-name="Bold" style:font-family-generic="swiss" style:font-pitch="variable" fo:font-size="36pt" fo:font-style="normal" fo:text-shadow="none" style:text-underline-style="none" fo:font-weight="bold" style:letter-kerning="true" style:font-size-asian="36pt" style:font-style-asian="normal" style:font-weight-asian="bold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none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/>
    </style:style>
    <style:style style:name="Mgr4" style:family="graphic" style:parent-style-name="Accent_20_1">
      <style:graphic-properties draw:textarea-vertical-align="middle"/>
    </style:style>
    <style:style style:name="Mgr5" style:family="graphic" style:parent-style-name="Accent_20_1">
      <style:graphic-properties draw:textarea-vertical-align="middle" fo:min-height="6.688cm" fo:min-width="25.599cm"/>
    </style:style>
    <style:style style:name="M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155cm"/>
      <style:paragraph-properties style:writing-mode="lr-tb"/>
    </style:style>
    <style:style style:name="Mpr1" style:family="presentation" style:parent-style-name="Progress_5f_2-title">
      <style:graphic-properties draw:auto-grow-height="false" fo:min-height="3.508cm"/>
      <style:paragraph-properties style:writing-mode="lr-tb"/>
    </style:style>
    <style:style style:name="Mpr2" style:family="presentation" style:parent-style-name="Progress_5f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Standard_20_2-backgroundobjects">
      <style:graphic-properties draw:stroke="none" draw:fill-color="#b4d435" draw:textarea-vertical-align="middle"/>
    </style:style>
    <style:style style:name="Mpr12" style:family="presentation" style:parent-style-name="Standard_20_2-backgroundobjects">
      <style:graphic-properties draw:stroke="none" draw:fill-color="#88aa00" draw:textarea-vertical-align="middle"/>
    </style:style>
    <style:style style:name="Mpr13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4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loext:graphic-properties draw:fill-color="#b4d435"/>
      <style:paragraph-properties fo:text-align="center"/>
    </style:style>
    <style:style style:name="MP7" style:family="paragraph">
      <loext:graphic-properties draw:fill-color="#88aa00"/>
      <style:paragraph-properties fo:text-align="center"/>
    </style:style>
    <style:style style:name="MP8" style:family="paragraph">
      <loext:graphic-properties draw:fill="none" draw:fill-color="#ffffff"/>
      <style:paragraph-properties style:writing-mode="lr-tb"/>
      <style:text-properties style:font-name="Liberation Sans2" fo:font-size="60pt" fo:font-weight="normal" style:font-size-asian="60pt" style:font-weight-asian="normal" style:font-size-complex="6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6pt" style:font-size-asian="26pt" style:font-size-complex="26pt"/>
    </style:style>
    <style:style style:name="MT3" style:family="text">
      <style:text-properties fo:font-size="26pt" fo:font-weight="normal" style:font-size-asian="26pt" style:font-weight-asian="normal" style:font-size-complex="26pt" style:font-weight-complex="normal"/>
    </style:style>
    <style:style style:name="MT4" style:family="text">
      <style:text-properties style:font-name="Liberation Sans2" fo:font-size="80pt" fo:font-weight="normal" style:font-size-asian="80pt" style:font-weight-asian="normal" style:font-size-complex="80pt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숫자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ogress_5f_2" style:display-name="Progress_2" style:page-layout-name="PM1" draw:style-name="Mdp1">
      <draw:polygon draw:style-name="Mgr3" draw:layer="backgroundobjects" svg:width="27.999cm" svg:height="11.81cm" svg:x="0cm" svg:y="0cm" svg:viewBox="0 0 28000 11811" draw:points="0,11811 0,0 28000,0 28000,7811">
        <text:p/>
      </draw:polygon>
      <draw:frame presentation:style-name="Mpr1" draw:text-style-name="MP5" draw:layer="backgroundobjects" svg:width="25.005cm" svg:height="2.65cm" draw:transform="skewX (-2.80980493648851E-017) rotate (0.142244334037538) translate (1.295cm 9.021cm)" presentation:class="title">
        <draw:text-box>
          <text:p text:style-name="MP5">제목 텍스트의 서식을 편집하려면 클릭하십시오.</text:p>
        </draw:text-box>
      </draw:frame>
      <draw:frame presentation:style-name="Progress_5f_2-outline1" draw:layer="backgroundobjects" svg:width="24.45cm" svg:height="9.206cm" draw:transform="skewX (-1.65479939180352E-017) rotate (0.142244334037538) translate (0.757cm 11.796cm)" presentation:class="outline" presentation:placeholder="true">
        <draw:text-box/>
      </draw:frame>
      <draw:frame presentation:style-name="Mpr2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숫자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3" draw:layer="backgroundobjects" svg:width="27.999cm" svg:height="4.191cm" svg:x="0cm" svg:y="0cm" svg:viewBox="0 0 28000 4192" draw:points="0,4192 0,0 28000,0 28000,191">
        <text:p/>
      </draw:polygon>
      <draw:frame presentation:style-name="Standard_20_1-title" draw:layer="backgroundobjects" svg:width="25.005cm" svg:height="2.65cm" draw:transform="skewX (-2.80980493648851E-017) rotate (0.142244334037538) translate (0.189cm 1.344cm)" presentation:class="title" presentation:placeholder="true">
        <draw:text-box/>
      </draw:frame>
      <draw:frame presentation:style-name="Standard_20_1-outline1" draw:layer="backgroundobjects" svg:width="24.639cm" svg:height="9.135cm" svg:x="1.398cm" svg:y="4.209cm" presentation:class="outline" presentation:placeholder="true">
        <draw:text-box/>
      </draw:frame>
      <draw:frame presentation:style-name="Mpr5" draw:text-style-name="MP4" draw:layer="backgroundobjects" svg:width="8cm" svg:height="1.087cm" svg:x="19.499cm" svg:y="13.649cm" presentation:class="date-time">
        <draw:text-box>
          <text:p text:style-name="MP3"><text:span text:style-name="MT1"><presentation:date-time/></text:span></text:p>
        </draw:text-box>
      </draw:frame>
      <draw:frame presentation:style-name="Mpr5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4" draw:layer="backgroundobjects" svg:width="7cm" svg:height="1.087cm" svg:x="20.499cm" svg:y="12.749cm" presentation:class="page-number">
        <draw:text-box>
          <text:p text:style-name="MP3"><text:span text:style-name="MT3"><text:page-number>&lt;숫자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Standard" style:page-layout-name="PM1" draw:style-name="Mdp1">
      <draw:polygon draw:style-name="Mgr3" draw:layer="backgroundobjects" svg:width="24.951cm" svg:height="3.557cm" svg:x="3.047cm" svg:y="12.191cm" svg:viewBox="0 0 24952 3558" draw:points="0,3558 24951,3557 24952,0">
        <text:p/>
      </draw:polygon>
      <draw:polygon draw:style-name="Mgr4" draw:layer="backgroundobjects" svg:width="27.999cm" svg:height="14.606cm" svg:x="0cm" svg:y="1.142cm" svg:viewBox="0 0 28000 14607" draw:points="0,14607 508,14607 28000,10668 28000,0 0,4001">
        <text:p/>
      </draw:polygon>
      <draw:polygon draw:style-name="Mgr3" draw:layer="backgroundobjects" svg:width="28cm" svg:height="4.762cm" svg:x="0cm" svg:y="0cm" svg:viewBox="0 0 28001 4763" draw:points="1,4763 0,0 28000,0 28001,762">
        <text:p/>
      </draw:polygon>
      <draw:frame presentation:style-name="Standard-title" draw:layer="backgroundobjects" svg:width="25.005cm" svg:height="2.65cm" draw:transform="skewX (-2.80980493648851E-017) rotate (0.142244334037538) translate (0.195cm 1.973cm)" presentation:class="title" presentation:placeholder="true">
        <draw:text-box/>
      </draw:frame>
      <draw:frame presentation:style-name="Standard-outline1" draw:layer="backgroundobjects" svg:width="24.639cm" svg:height="9.135cm" svg:x="1.399cm" svg:y="4.959cm" presentation:class="outline" presentation:placeholder="true">
        <draw:text-box/>
      </draw:frame>
      <draw:frame presentation:style-name="Mpr8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8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숫자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2" draw:text-style-name="MP7" draw:layer="backgroundobjects" svg:width="27.999cm" svg:height="6.667cm" svg:x="0cm" svg:y="0cm" svg:viewBox="0 0 28000 6668" draw:points="0,6668 0,0 28000,0 28000,2667">
        <text:p/>
      </draw:polygon>
      <draw:polygon presentation:style-name="Mpr11" draw:text-style-name="MP6" draw:layer="backgroundobjects" svg:width="24.1cm" svg:height="3.556cm" svg:x="3.899cm" svg:y="12.191cm" svg:viewBox="0 0 24101 3557" draw:points="0,3557 24100,3557 24101,0">
        <text:p/>
      </draw:polygon>
      <draw:polygon draw:style-name="Mgr3" draw:layer="backgroundobjects" svg:width="27.999cm" svg:height="6.857cm" svg:x="0.018cm" svg:y="-0.027cm" svg:viewBox="0 0 28000 6858" draw:points="0,6858 0,0 28000,0 28000,2841">
        <text:p/>
      </draw:polygon>
      <draw:polygon presentation:style-name="Mpr11" draw:text-style-name="MP6" draw:layer="backgroundobjects" svg:width="24.1cm" svg:height="3.556cm" svg:x="3.898cm" svg:y="12.191cm" svg:viewBox="0 0 24101 3557" draw:points="0,3557 24100,3557 24101,0">
        <text:p/>
      </draw:polygon>
      <draw:frame presentation:style-name="Standard_20_2-title" draw:layer="backgroundobjects" svg:width="25.005cm" svg:height="2.65cm" draw:transform="skewX (-2.80980493648851E-017) rotate (0.142244334037538) translate (0.192cm 3.845cm)" presentation:class="title" presentation:placeholder="true">
        <draw:text-box/>
      </draw:frame>
      <draw:frame presentation:style-name="Mpr13" draw:text-style-name="MP2" draw:layer="backgroundobjects" svg:width="8cm" svg:height="1.087cm" svg:x="19.499cm" svg:y="13.649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2cm" svg:height="1.087cm" svg:x="15.499cm" svg:y="14.249cm" presentation:class="footer">
        <draw:text-box>
          <text:p text:style-name="MP3"><text:span text:style-name="MT1"><presentation:footer/></text:span></text:p>
        </draw:text-box>
      </draw:frame>
      <draw:frame presentation:style-name="Mpr13" draw:text-style-name="MP4" draw:layer="backgroundobjects" svg:width="7cm" svg:height="1.087cm" svg:x="20.499cm" svg:y="12.749cm" presentation:class="page-number">
        <draw:text-box>
          <text:p text:style-name="MP3"><text:span text:style-name="MT2"><text:page-number>&lt;숫자&gt;</text:page-number></text:span></text:p>
        </draw:text-box>
      </draw:frame>
      <draw:custom-shape draw:style-name="Mgr5" draw:layer="backgroundobjects" svg:width="26.117cm" svg:height="7.206cm" draw:transform="skewX (3.95818125242875E-017) rotate (0.188495559215388) translate (0.18cm 7.836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6" draw:text-style-name="MP8" draw:layer="backgroundobjects" svg:width="1.778cm" svg:height="4.311cm" svg:x="0.761cm" svg:y="7.665cm">
        <draw:text-box>
          <text:p><text:span text:style-name="MT4">“</text:span></text:p>
        </draw:text-box>
      </draw:frame>
      <draw:frame draw:style-name="Mgr6" draw:text-style-name="MP8" draw:layer="backgroundobjects" svg:width="1.778cm" svg:height="4.311cm" svg:x="25.599cm" svg:y="9.771cm">
        <draw:text-box>
          <text:p><text:span text:style-name="MT4">”</text:span></text:p>
        </draw:text-box>
      </draw:frame>
      <draw:frame presentation:style-name="Standard_20_2-outline1" draw:layer="backgroundobjects" svg:width="24.639cm" svg:height="9.135cm" svg:x="1.68cm" svg:y="7.358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23T09:51:17.899577037</meta:creation-date>
    <meta:editing-duration>PT5M43S</meta:editing-duration>
    <meta:editing-cycles>2</meta:editing-cycles>
    <meta:generator>LibreOffice/7.3.7.2$Linux_X86_64 LibreOffice_project/30$Build-2</meta:generator>
    <dc:title>Progress</dc:title>
    <dc:date>2024-02-23T09:57:00.475592597</dc:date>
    <meta:document-statistic meta:object-count="85"/>
  </office:meta>
</office:document-meta>
</file>